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7cm"/>
    </style:style>
    <style:style style:name="co2" style:family="table-column">
      <style:table-column-properties fo:break-before="auto" style:column-width="3.438cm"/>
    </style:style>
    <style:style style:name="co3" style:family="table-column">
      <style:table-column-properties fo:break-before="auto" style:column-width="2.632cm"/>
    </style:style>
    <style:style style:name="co4" style:family="table-column">
      <style:table-column-properties fo:break-before="auto" style:column-width="2.886cm"/>
    </style:style>
    <style:style style:name="co5" style:family="table-column">
      <style:table-column-properties fo:break-before="auto" style:column-width="3.73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mplete" table:style-name="ta1">
        <table:shapes>
          <draw:frame draw:z-index="0" draw:style-name="gr1" draw:text-style-name="P1" svg:width="16.107cm" svg:height="10.257cm" svg:x="0cm" svg:y="6.407cm">
            <draw:object draw:notify-on-update-of-ranges="complete.B1:complete.F1 complete.A2:complete.A2 complete.B2:complete.F2 complete.A3:complete.A3 complete.B3:complete.F3 complete.A4:complete.A4 complete.B4:complete.F4 complete.A5:complete.A5 complete.B5:complete.F5 complete.A6:complete.A6 complete.B6:complete.F6 complete.A7:complete.A7 complete.B7:complete.F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'type'</text:p>
          </table:table-cell>
          <table:table-cell office:value-type="string" calcext:value-type="string">
            <text:p>10^2</text:p>
          </table:table-cell>
          <table:table-cell office:value-type="string" calcext:value-type="string">
            <text:p>10^3</text:p>
          </table:table-cell>
          <table:table-cell office:value-type="string" calcext:value-type="string">
            <text:p>10^4</text:p>
          </table:table-cell>
          <table:table-cell office:value-type="string" calcext:value-type="string">
            <text:p>10^5</text:p>
          </table:table-cell>
          <table:table-cell office:value-type="string" calcext:value-type="string">
            <text:p>10^6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float" office:value="0.1023888408" calcext:value-type="float">
            <text:p>0.1023888408</text:p>
          </table:table-cell>
          <table:table-cell office:value-type="float" office:value="0.868768615" calcext:value-type="float">
            <text:p>0.868768615</text:p>
          </table:table-cell>
          <table:table-cell office:value-type="float" office:value="8.6148789698" calcext:value-type="float">
            <text:p>8.6148789698</text:p>
          </table:table-cell>
          <table:table-cell office:value-type="float" office:value="86.0624501568" calcext:value-type="float">
            <text:p>86.0624501568</text:p>
          </table:table-cell>
          <table:table-cell office:value-type="float" office:value="862.6031258616" calcext:value-type="float">
            <text:p>862.6031258616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float" office:value="0.0035021426" calcext:value-type="float">
            <text:p>0.0035021426</text:p>
          </table:table-cell>
          <table:table-cell office:value-type="float" office:value="0.0018159834" calcext:value-type="float">
            <text:p>0.0018159834</text:p>
          </table:table-cell>
          <table:table-cell office:value-type="float" office:value="0.0169755774" calcext:value-type="float">
            <text:p>0.0169755774</text:p>
          </table:table-cell>
          <table:table-cell office:value-type="float" office:value="0.0864259036" calcext:value-type="float">
            <text:p>0.0864259036</text:p>
          </table:table-cell>
          <table:table-cell office:value-type="float" office:value="1.2336877904" calcext:value-type="float">
            <text:p>1.2336877904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0.0881506954" calcext:value-type="float">
            <text:p>0.0881506954</text:p>
          </table:table-cell>
          <table:table-cell office:value-type="float" office:value="0.2603426044" calcext:value-type="float">
            <text:p>0.2603426044</text:p>
          </table:table-cell>
          <table:table-cell office:value-type="float" office:value="2.2625091108" calcext:value-type="float">
            <text:p>2.2625091108</text:p>
          </table:table-cell>
          <table:table-cell office:value-type="float" office:value="23.9801059288" calcext:value-type="float">
            <text:p>23.9801059288</text:p>
          </table:table-cell>
          <table:table-cell office:value-type="float" office:value="225.1834588044" calcext:value-type="float">
            <text:p>225.1834588044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float" office:value="0.0043661946" calcext:value-type="float">
            <text:p>0.0043661946</text:p>
          </table:table-cell>
          <table:table-cell office:value-type="float" office:value="0.0042476058" calcext:value-type="float">
            <text:p>0.0042476058</text:p>
          </table:table-cell>
          <table:table-cell office:value-type="float" office:value="0.0282061776" calcext:value-type="float">
            <text:p>0.0282061776</text:p>
          </table:table-cell>
          <table:table-cell office:value-type="float" office:value="0.246437924" calcext:value-type="float">
            <text:p>0.246437924</text:p>
          </table:table-cell>
          <table:table-cell office:value-type="float" office:value="3.3280427682" calcext:value-type="float">
            <text:p>3.3280427682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0.0470806808" calcext:value-type="float">
            <text:p>0.0470806808</text:p>
          </table:table-cell>
          <table:table-cell office:value-type="float" office:value="0.1433074118" calcext:value-type="float">
            <text:p>0.1433074118</text:p>
          </table:table-cell>
          <table:table-cell office:value-type="float" office:value="2.623742342" calcext:value-type="float">
            <text:p>2.623742342</text:p>
          </table:table-cell>
          <table:table-cell office:value-type="float" office:value="20.7027198244" calcext:value-type="float">
            <text:p>20.7027198244</text:p>
          </table:table-cell>
          <table:table-cell office:value-type="float" office:value="242.2905037104" calcext:value-type="float">
            <text:p>242.2905037104</text:p>
          </table:table-cell>
        </table:table-row>
        <table:table-row table:style-name="ro1">
          <table:table-cell table:style-name="ce1" office:value-type="string" calcext:value-type="string">
            <text:p>'BF-Trie8'</text:p>
          </table:table-cell>
          <table:table-cell office:value-type="float" office:value="0.003381219" calcext:value-type="float">
            <text:p>0.003381219</text:p>
          </table:table-cell>
          <table:table-cell office:value-type="float" office:value="0.0021210816" calcext:value-type="float">
            <text:p>0.0021210816</text:p>
          </table:table-cell>
          <table:table-cell office:value-type="float" office:value="0.0206522716" calcext:value-type="float">
            <text:p>0.0206522716</text:p>
          </table:table-cell>
          <table:table-cell office:value-type="float" office:value="0.0989990428" calcext:value-type="float">
            <text:p>0.0989990428</text:p>
          </table:table-cell>
          <table:table-cell office:value-type="float" office:value="1.2521078684" calcext:value-type="float">
            <text:p>1.25210786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/00/0000</text:date>, <text:time style:data-style-name="N2" text:time-value="12:17:38.2521598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29T12:22:35.498192428</dc:date>
    <meta:editing-duration>PT1H25M13S</meta:editing-duration>
    <meta:editing-cycles>12</meta:editing-cycles>
    <meta:generator>LibreOffice/6.4.7.2$Linux_X86_64 LibreOffice_project/40$Build-2</meta:generator>
    <meta:document-statistic meta:table-count="1" meta:cell-count="4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108cm" svg:height="10.258cm" xlink:href=".." xlink:type="simple" chart:class="chart:line" chart:style-name="ch1">
        <chart:legend chart:legend-position="end" svg:x="13.134cm" svg:y="3.567cm" style:legend-expansion="high" chart:style-name="ch2"/>
        <chart:plot-area chart:style-name="ch3" table:cell-range-address="complete.B1:complete.F7 complete.A2:complete.A7" chart:data-source-has-labels="both" svg:x="0.564cm" svg:y="0.334cm" svg:width="12.299cm" svg:height="9.33cm">
          <chartooo:coordinate-region svg:x="1.683cm" svg:y="0.536cm" svg:width="10.808cm" svg:height="8.475cm"/>
          <chart:axis chart:dimension="x" chart:name="primary-x" chart:style-name="ch4" chartooo:axis-type="auto">
            <chartooo:date-scale/>
            <chart:title svg:x="6.235cm" svg:y="9.324cm" chart:style-name="ch5">
              <text:p>
N of Filters</text:p>
            </chart:title>
            <chart:categories table:cell-range-address="complete.B1:complete.F1"/>
          </chart:axis>
          <chart:axis chart:dimension="y" chart:name="primary-y" chart:style-name="ch6">
            <chart:title svg:x="0cm" svg:y="5.67cm" chart:style-name="ch7">
              <text:p>Seconds</text:p>
            </chart:title>
            <chart:grid chart:style-name="ch8" chart:class="major"/>
          </chart:axis>
          <chart:series chart:style-name="ch9" chart:values-cell-range-address="complete.B2:complete.F2" chart:label-cell-address="complete.A2:complete.A2" chart:class="chart:line">
            <chart:data-point chart:repeated="5"/>
          </chart:series>
          <chart:series chart:style-name="ch10" chart:values-cell-range-address="complete.B3:complete.F3" chart:label-cell-address="complete.A3:complete.A3" chart:class="chart:line">
            <chart:data-point chart:repeated="5"/>
          </chart:series>
          <chart:series chart:style-name="ch11" chart:values-cell-range-address="complete.B4:complete.F4" chart:label-cell-address="complete.A4:complete.A4" chart:class="chart:line">
            <chart:data-point chart:repeated="5"/>
          </chart:series>
          <chart:series chart:style-name="ch12" chart:values-cell-range-address="complete.B5:complete.F5" chart:label-cell-address="complete.A5:complete.A5" chart:class="chart:line">
            <chart:data-point chart:repeated="5"/>
          </chart:series>
          <chart:series chart:style-name="ch13" chart:values-cell-range-address="complete.B6:complete.F6" chart:label-cell-address="complete.A6:complete.A6" chart:class="chart:line">
            <chart:data-point chart:repeated="5"/>
          </chart:series>
          <chart:series chart:style-name="ch14" chart:values-cell-range-address="complete.B7:complete.F7" chart:label-cell-address="complete.A7:complete.A7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^2</text:p>
                <draw:g>
                  <svg:desc>complete.B1:complete.F1</svg:desc>
                </draw:g>
              </table:table-cell>
              <table:table-cell office:value-type="string">
                <text:p>10^3</text:p>
              </table:table-cell>
              <table:table-cell office:value-type="string">
                <text:p>10^4</text:p>
              </table:table-cell>
              <table:table-cell office:value-type="string">
                <text:p>10^5</text:p>
              </table:table-cell>
              <table:table-cell office:value-type="string">
                <text:p>10^6</text:p>
              </table:table-cell>
            </table:table-row>
          </table:table-header-rows>
          <table:table-rows>
            <table:table-row>
              <table:table-cell office:value-type="string">
                <text:p>'Array'</text:p>
                <draw:g>
                  <svg:desc>complete.A2:complete.A2</svg:desc>
                </draw:g>
              </table:table-cell>
              <table:table-cell office:value-type="float" office:value="0.1023888408">
                <text:p>0.1023888408</text:p>
                <draw:g>
                  <svg:desc>complete.B2:complete.F2</svg:desc>
                </draw:g>
              </table:table-cell>
              <table:table-cell office:value-type="float" office:value="0.868768615">
                <text:p>0.868768615</text:p>
              </table:table-cell>
              <table:table-cell office:value-type="float" office:value="8.6148789698">
                <text:p>8.6148789698</text:p>
              </table:table-cell>
              <table:table-cell office:value-type="float" office:value="86.0624501568">
                <text:p>86.0624501568</text:p>
              </table:table-cell>
              <table:table-cell office:value-type="float" office:value="862.6031258616">
                <text:p>862.6031258616</text:p>
              </table:table-cell>
            </table:table-row>
            <table:table-row>
              <table:table-cell office:value-type="string">
                <text:p>'BF-Trie4'</text:p>
                <draw:g>
                  <svg:desc>complete.A3:complete.A3</svg:desc>
                </draw:g>
              </table:table-cell>
              <table:table-cell office:value-type="float" office:value="0.0035021426">
                <text:p>0.0035021426</text:p>
                <draw:g>
                  <svg:desc>complete.B3:complete.F3</svg:desc>
                </draw:g>
              </table:table-cell>
              <table:table-cell office:value-type="float" office:value="0.0018159834">
                <text:p>0.0018159834</text:p>
              </table:table-cell>
              <table:table-cell office:value-type="float" office:value="0.0169755774">
                <text:p>0.0169755774</text:p>
              </table:table-cell>
              <table:table-cell office:value-type="float" office:value="0.0864259036">
                <text:p>0.0864259036</text:p>
              </table:table-cell>
              <table:table-cell office:value-type="float" office:value="1.2336877904">
                <text:p>1.2336877904</text:p>
              </table:table-cell>
            </table:table-row>
            <table:table-row>
              <table:table-cell office:value-type="string">
                <text:p>'Bloofi'</text:p>
                <draw:g>
                  <svg:desc>complete.A4:complete.A4</svg:desc>
                </draw:g>
              </table:table-cell>
              <table:table-cell office:value-type="float" office:value="0.0881506954">
                <text:p>0.0881506954</text:p>
                <draw:g>
                  <svg:desc>complete.B4:complete.F4</svg:desc>
                </draw:g>
              </table:table-cell>
              <table:table-cell office:value-type="float" office:value="0.2603426044">
                <text:p>0.2603426044</text:p>
              </table:table-cell>
              <table:table-cell office:value-type="float" office:value="2.2625091108">
                <text:p>2.2625091108</text:p>
              </table:table-cell>
              <table:table-cell office:value-type="float" office:value="23.9801059288">
                <text:p>23.9801059288</text:p>
              </table:table-cell>
              <table:table-cell office:value-type="float" office:value="225.1834588044">
                <text:p>225.1834588044</text:p>
              </table:table-cell>
            </table:table-row>
            <table:table-row>
              <table:table-cell office:value-type="string">
                <text:p>'FlatBloofi'</text:p>
                <draw:g>
                  <svg:desc>complete.A5:complete.A5</svg:desc>
                </draw:g>
              </table:table-cell>
              <table:table-cell office:value-type="float" office:value="0.0043661946">
                <text:p>0.0043661946</text:p>
                <draw:g>
                  <svg:desc>complete.B5:complete.F5</svg:desc>
                </draw:g>
              </table:table-cell>
              <table:table-cell office:value-type="float" office:value="0.0042476058">
                <text:p>0.0042476058</text:p>
              </table:table-cell>
              <table:table-cell office:value-type="float" office:value="0.0282061776">
                <text:p>0.0282061776</text:p>
              </table:table-cell>
              <table:table-cell office:value-type="float" office:value="0.246437924">
                <text:p>0.246437924</text:p>
              </table:table-cell>
              <table:table-cell office:value-type="float" office:value="3.3280427682">
                <text:p>3.3280427682</text:p>
              </table:table-cell>
            </table:table-row>
            <table:table-row>
              <table:table-cell office:value-type="string">
                <text:p>'Hamming'</text:p>
                <draw:g>
                  <svg:desc>complete.A6:complete.A6</svg:desc>
                </draw:g>
              </table:table-cell>
              <table:table-cell office:value-type="float" office:value="0.0470806808">
                <text:p>0.0470806808</text:p>
                <draw:g>
                  <svg:desc>complete.B6:complete.F6</svg:desc>
                </draw:g>
              </table:table-cell>
              <table:table-cell office:value-type="float" office:value="0.1433074118">
                <text:p>0.1433074118</text:p>
              </table:table-cell>
              <table:table-cell office:value-type="float" office:value="2.623742342">
                <text:p>2.623742342</text:p>
              </table:table-cell>
              <table:table-cell office:value-type="float" office:value="20.7027198244">
                <text:p>20.7027198244</text:p>
              </table:table-cell>
              <table:table-cell office:value-type="float" office:value="242.2905037104">
                <text:p>242.2905037104</text:p>
              </table:table-cell>
            </table:table-row>
            <table:table-row>
              <table:table-cell office:value-type="string">
                <text:p>'BF-Trie8'</text:p>
                <draw:g>
                  <svg:desc>complete.A7:complete.A7</svg:desc>
                </draw:g>
              </table:table-cell>
              <table:table-cell office:value-type="float" office:value="0.003381219">
                <text:p>0.003381219</text:p>
                <draw:g>
                  <svg:desc>complete.B7:complete.F7</svg:desc>
                </draw:g>
              </table:table-cell>
              <table:table-cell office:value-type="float" office:value="0.0021210816">
                <text:p>0.0021210816</text:p>
              </table:table-cell>
              <table:table-cell office:value-type="float" office:value="0.0206522716">
                <text:p>0.0206522716</text:p>
              </table:table-cell>
              <table:table-cell office:value-type="float" office:value="0.0989990428">
                <text:p>0.0989990428</text:p>
              </table:table-cell>
              <table:table-cell office:value-type="float" office:value="1.2521078684">
                <text:p>1.25210786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